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18" calcext:value-type="float">
            <text:p>1318</text:p>
          </table:table-cell>
          <table:table-cell table:style-name="ce7" table:formula="of:=COUNTIF([.B7:.B999998];&quot;X&quot;)" office:value-type="float" office:value="1138" calcext:value-type="float">
            <text:p>113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399" calcext:value-type="float">
            <text:p>13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9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2">00/00/0000</text:date>, <text:time style:data-style-name="N2" text:time-value="22:48:54.0471103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22T22:49:11.173723208</dc:date>
    <meta:editing-duration>P1DT10H20M34S</meta:editing-duration>
    <meta:editing-cycles>1307</meta:editing-cycles>
    <meta:document-statistic meta:table-count="1" meta:cell-count="7952" meta:object-count="0"/>
  </office:meta>
</office:document-meta>
</file>